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F0000009E434CC53E9E94EE1C.png" manifest:media-type="image/png"/>
  <manifest:file-entry manifest:full-path="Pictures/100002010000040F0000009E8B5418B430B8090F.png" manifest:media-type="image/png"/>
  <manifest:file-entry manifest:full-path="Pictures/100002010000040F0000009E5F4E4E9345C598EC.png" manifest:media-type="image/png"/>
  <manifest:file-entry manifest:full-path="Pictures/100002010000040F0000009E92F054C9486A7E71.png" manifest:media-type="image/png"/>
  <manifest:file-entry manifest:full-path="Pictures/100002010000040F0000009E1AA0999A88F0C920.png" manifest:media-type="image/png"/>
  <manifest:file-entry manifest:full-path="Pictures/100002010000040F0000009EBEE9A1DD2B7DB494.png" manifest:media-type="image/png"/>
  <manifest:file-entry manifest:full-path="Pictures/100002010000040F0000009E22CFA79E9A0207D0.png" manifest:media-type="image/png"/>
  <manifest:file-entry manifest:full-path="Pictures/100002010000040F0000009E4B96EB76AB45179F.png" manifest:media-type="image/png"/>
  <manifest:file-entry manifest:full-path="Pictures/100002010000040F0000009E9D0888C44D695480.png" manifest:media-type="image/png"/>
  <manifest:file-entry manifest:full-path="Pictures/100002010000040F0000009E0579DF464A53B061.png" manifest:media-type="image/png"/>
  <manifest:file-entry manifest:full-path="Pictures/100002010000040F0000009E40C3DE41F6F28D27.png" manifest:media-type="image/png"/>
  <manifest:file-entry manifest:full-path="Pictures/10000201000000A4000004EC5E8755E693BB7F6D.png" manifest:media-type="image/png"/>
  <manifest:file-entry manifest:full-path="Pictures/100002010000040F0000009E1018711B238AD717.png" manifest:media-type="image/png"/>
  <manifest:file-entry manifest:full-path="Pictures/100002010000040F0000009E59941EBB6D5674A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40F0000009EA3856FB448C57D25.png" manifest:media-type="image/png"/>
  <manifest:file-entry manifest:full-path="Pictures/100002010000040F0000009EE934A07BE4176F11.png" manifest:media-type="image/png"/>
  <manifest:file-entry manifest:full-path="Pictures/TablePreview1.svm" manifest:media-type=""/>
  <manifest:file-entry manifest:full-path="Pictures/100002010000040F0000009EB451495C8007AAA3.png" manifest:media-type="image/png"/>
  <manifest:file-entry manifest:full-path="Pictures/100002010000040F0000009E9CF76C52FF893B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fill-color="#84764e" draw:textarea-horizontal-align="justify" draw:textarea-vertical-align="middle" draw:auto-grow-height="false" fo:min-height="0.512cm" fo:min-width="2.548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3cm" fo:min-width="2.549cm"/>
    </style:style>
    <style:style style:name="gr5" style:family="graphic" style:parent-style-name="standard">
      <style:graphic-properties draw:fill-color="#84764e" draw:textarea-horizontal-align="justify" draw:textarea-vertical-align="middle" draw:auto-grow-height="false" fo:min-height="0.513cm" fo:min-width="2.549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513cm" fo:min-width="2.549cm"/>
    </style:style>
    <style:style style:name="gr7" style:family="graphic" style:parent-style-name="standard">
      <style:graphic-properties draw:fill-color="#0000cc" draw:textarea-horizontal-align="justify" draw:textarea-vertical-align="middle" draw:auto-grow-height="false" fo:min-height="0.648cm" fo:min-width="0.39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2.838cm" fo:min-width="1.14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 fo:min-width="3.215cm" fo:padding-top="0cm" fo:padding-bottom="0cm" fo:padding-left="0cm" fo:padding-right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7.697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5.543cm" fo:min-width="1.9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84cm" fo:min-width="3.215cm" fo:padding-top="0cm" fo:padding-bottom="0cm" fo:padding-left="0cm" fo:padding-right="0cm"/>
    </style:style>
    <style:style style:name="gr17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7.976cm)" draw:image-opacity="100%" style:mirror="horizontal"/>
    </style:style>
    <style:style style:name="gr20" style:family="graphic" style:parent-style-name="objectwithoutfill">
      <style:graphic-properties draw:stroke="dash" draw:stroke-dash="Dashed_20__28_var_29_" svg:stroke-width="0.212cm" draw:marker-start="Circl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draw:stroke="solid" draw:stroke-dash="Dashed_20__28_var_29_" svg:stroke-width="0.212cm" draw:marker-start="Circl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-0.17cm, 0cm)" draw:image-opacity="100%" style:mirror="none"/>
    </style:style>
    <style:style style:name="gr23" style:family="graphic" style:parent-style-name="objectwithoutfill">
      <style:graphic-properties svg:stroke-width="0.212cm" svg:stroke-color="#b2b2b2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30%" style:mirror="horizontal"/>
    </style:style>
    <style:style style:name="gr25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6" style:family="graphic" style:parent-style-name="Object_20_with_20_no_20_fill_20_and_20_no_20_line">
      <style:graphic-properties draw:stroke="none" draw:fill="solid" draw:fill-color="#b2b2b2" draw:textarea-vertical-align="middle" draw:color-mode="standard" draw:luminance="0%" draw:contrast="0%" draw:gamma="100%" draw:red="0%" draw:green="0%" draw:blue="0%" fo:clip="rect(0cm, 0cm, 0cm, 7.976cm)" draw:image-opacity="0%" style:mirror="horizontal"/>
    </style:style>
    <style:style style:name="gr27" style:family="graphic" style:parent-style-name="Object_20_with_20_no_20_fill_20_and_20_no_20_line">
      <style:graphic-properties draw:stroke="none" draw:fill="solid" draw:fill-color="#b2b2b2" draw:textarea-vertical-align="middle" draw:color-mode="standard" draw:luminance="0%" draw:contrast="0%" draw:gamma="100%" draw:red="0%" draw:green="0%" draw:blue="0%" fo:clip="rect(0cm, 0cm, 0cm, 0cm)" draw:image-opacity="0%" style:mirror="horizontal"/>
    </style:style>
    <style:style style:name="gr28" style:family="graphic" style:parent-style-name="Object_20_with_20_no_20_fill_20_and_20_no_20_line">
      <style:graphic-properties draw:stroke="none" draw:fill="none" draw:fill-color="#b2b2b2" draw:opacity="100%" draw:textarea-vertical-align="middle" draw:color-mode="standard" draw:luminance="0%" draw:contrast="0%" draw:gamma="100%" draw:red="0%" draw:green="0%" draw:blue="0%" fo:clip="rect(0cm, 2.757cm, 0cm, 7.81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fill-color="#b2b2b2" draw:opacity="100%" draw:textarea-vertical-align="middle" draw:color-mode="standard" draw:luminance="0%" draw:contrast="0%" draw:gamma="100%" draw:red="0%" draw:green="0%" draw:blue="0%" fo:clip="rect(0cm, 5.295cm, 0cm, 5.361cm)" draw:image-opacity="90%" style:mirror="none"/>
    </style:style>
    <style:style style:name="gr30" style:family="graphic" style:parent-style-name="objectwithoutfill">
      <style:graphic-properties draw:stroke="dash" draw:stroke-dash="Dashed_20__28_var_29_" svg:stroke-width="0.212cm" svg:stroke-color="#c17d11" draw:marker-start="Circl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draw:stroke="solid" draw:stroke-dash="Dashed_20__28_var_29_" svg:stroke-width="0.212cm" svg:stroke-color="#3465a4" draw:marker-start="Circl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draw:stroke="solid" draw:stroke-dash="Dashed_20__28_var_29_" svg:stroke-width="0.212cm" svg:stroke-color="#c17d11" draw:marker-start="Circle" draw:marker-start-width="0.518cm" draw:marker-end="Arrow" draw:marker-end-width="0.618cm" draw:fill="none" draw:fill-color="#729fcf" draw:textarea-vertical-align="middle" fo:padding-top="0.231cm" fo:padding-bottom="0.231cm" fo:padding-left="0.356cm" fo:padding-right="0.356cm"/>
    </style:style>
    <style:style style:name="gr33" style:family="graphic" style:parent-style-name="Object_20_with_20_no_20_fill_20_and_20_no_20_line">
      <style:graphic-properties draw:stroke="none" draw:fill="solid" draw:fill-color="#b2b2b2" draw:opacity="100%" draw:textarea-vertical-align="middle" draw:color-mode="standard" draw:luminance="0%" draw:contrast="0%" draw:gamma="100%" draw:red="0%" draw:green="0%" draw:blue="0%" fo:clip="rect(0cm, 0cm, 0cm, 0cm)" draw:image-opacity="0%" style:mirror="horizontal"/>
    </style:style>
    <style:style style:name="gr34" style:family="graphic" style:parent-style-name="Object_20_with_20_no_20_fill_20_and_20_no_20_line">
      <style:graphic-properties draw:stroke="none" draw:fill="solid" draw:fill-color="#b2b2b2" draw:opacity="100%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35" style:family="graphic" style:parent-style-name="Object_20_with_20_no_20_fill_20_and_20_no_20_line">
      <style:graphic-properties draw:stroke="none" draw:fill="none" draw:fill-color="#b2b2b2" draw:opacity="100%" draw:textarea-vertical-align="middle" draw:color-mode="standard" draw:luminance="0%" draw:contrast="0%" draw:gamma="100%" draw:red="0%" draw:green="0%" draw:blue="0%" fo:clip="rect(0cm, 5.295cm, 0cm, 5.361cm)" draw:image-opacity="90%" style:mirror="horizontal"/>
    </style:style>
    <style:style style:name="gr36" style:family="graphic" style:parent-style-name="objectwithoutfill">
      <style:graphic-properties svg:stroke-width="0.212cm" svg:stroke-color="#666666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3465a4" draw:marker-start="Circl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638cm" style:use-optimal-column-width="false"/>
    </style:style>
    <style:style style:name="co2" style:family="table-column">
      <style:table-column-properties style:column-width="2.639cm" style:use-optimal-column-width="false"/>
    </style:style>
    <style:style style:name="co3" style:family="table-column">
      <style:table-column-properties style:column-width="2.08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6cm"/>
    </style:style>
    <style:style style:name="ce1" style:family="table-cell">
      <loext:graphic-properties draw:fill-color="#ff8080"/>
    </style:style>
    <style:style style:name="ce2" style:family="table-cell">
      <loext:graphic-properties draw:fill-color="#ff9900"/>
    </style:style>
    <style:style style:name="ce3" style:family="table-cell">
      <loext:graphic-properties draw:fill-color="#3399ff"/>
      <style:paragraph-properties fo:border-left="0.03pt solid #ffffff" fo:border-right="none" fo:border-top="0.03pt solid #ffffff" fo:border-bottom="0.03pt solid #ffffff"/>
    </style:style>
    <style:style style:name="ce4" style:family="table-cell">
      <loext:graphic-properties draw:fill-color="#009933"/>
      <style:paragraph-properties fo:border="0.03pt solid #ffffff"/>
      <style:text-properties fo:font-size="10.5pt" style:font-size-asian="18pt" style:font-size-complex="18pt"/>
    </style:style>
    <style:style style:name="ce5" style:family="table-cell">
      <loext:graphic-properties draw:fill-color="#9933ff"/>
      <style:paragraph-properties fo:border-left="none" fo:border-right="0.03pt solid #ffffff" fo:border-top="0.03pt solid #ffffff" fo:border-bottom="0.03pt solid #ffffff"/>
    </style:style>
    <style:style style:name="ce6" style:family="table-cell">
      <loext:graphic-properties draw:fill-color="#3399ff"/>
    </style:style>
    <style:style style:name="P1" style:family="paragraph">
      <style:paragraph-properties fo:text-align="center"/>
    </style:style>
    <style:style style:name="P2" style:family="paragraph">
      <loext:graphic-properties draw:fill-color="#84764e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00cc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none" draw:fill-color="#b2b2b2" draw:opacity="100%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solid" draw:fill-color="#b2b2b2" draw:opacity="100%"/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T4" style:family="text">
      <style:text-properties fo:font-size="105.599998474121pt" fo:font-weight="bold" style:font-size-asian="105.599998474121pt" style:font-weight-asian="bold" style:font-size-complex="105.5999984741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3.048cm" svg:height="0.763cm" draw:transform="rotate (0.977209848191625) translate (18.237cm 11.73cm)">
            <text:p/>
            <draw:enhanced-geometry svg:viewBox="0 0 21600 21600" draw:mirror-horizontal="fals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3cm" draw:transform="rotate (0.977209848191625) translate (15.112cm 7.098cm)">
            <text:p/>
            <draw:enhanced-geometry svg:viewBox="0 0 21600 21600" draw:mirror-horizontal="fals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3cm" draw:transform="rotate (0.977209848191625) translate (16.675cm 9.414cm)">
            <text:p/>
            <draw:enhanced-geometry svg:viewBox="0 0 21600 21600" draw:mirror-horizontal="fals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3.048cm" svg:height="0.762cm" svg:x="12.954cm" svg:y="4.572cm">
            <text:p/>
            <draw:enhanced-geometry svg:viewBox="0 0 21600 21600" draw:text-areas="0 0 21600 21600" draw:type="chevron" draw:modifiers="19538.471630042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3.048cm" svg:height="0.762cm" svg:x="7.366cm" svg:y="4.572cm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3.048cm" svg:height="0.762cm" svg:x="10.16cm" svg:y="4.572cm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3.048cm" svg:height="0.762cm" svg:x="7.874cm" svg:y="18.034cm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3.048cm" svg:height="0.762cm" svg:x="13.462cm" svg:y="18.034cm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3.048cm" svg:height="0.762cm" svg:x="10.668cm" svg:y="18.034cm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3.048cm" svg:height="0.763cm" draw:transform="rotate (0.977209848191625) translate (2.789cm 13.738cm)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3cm" draw:transform="rotate (0.977209848191625) translate (5.914cm 18.37cm)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3cm" draw:transform="rotate (0.977209848191625) translate (4.351cm 16.054cm)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3.048cm" svg:height="0.762cm" draw:transform="rotate (0.977209848191625) translate (5.919cm 6.87cm)">
            <text:p/>
            <draw:enhanced-geometry svg:viewBox="0 0 21600 21600" draw:mirror-horizontal="fals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2cm" draw:transform="rotate (0.977209848191625) translate (2.794cm 11.502cm)">
            <text:p/>
            <draw:enhanced-geometry svg:viewBox="0 0 21600 21600" draw:mirror-horizontal="fals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2cm" draw:transform="rotate (0.977209848191625) translate (4.357cm 9.186cm)">
            <text:p/>
            <draw:enhanced-geometry svg:viewBox="0 0 21600 21600" draw:mirror-horizontal="fals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3.048cm" svg:height="0.763cm" draw:transform="rotate (0.977209848191625) translate (15.107cm 18.589cm)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3.048cm" svg:height="0.763cm" draw:transform="rotate (0.977209848191625) translate (18.232cm 13.957cm)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3.048cm" svg:height="0.763cm" draw:transform="rotate (0.977209848191625) translate (16.669cm 16.273cm)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" draw:text-style-name="P1" draw:layer="layout" svg:width="3.048cm" svg:height="0.762cm" svg:x="15.269cm" svg:y="9.482cm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3.048cm" svg:height="0.762cm" draw:transform="rotate (-0.987332757853192) translate (17.937cm 9.482cm)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0.762cm" draw:transform="rotate (-0.987332757853192) translate (17.932cm 11.768cm)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0.762cm" svg:x="15.015cm" svg:y="13.7cm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0.762cm" draw:transform="rotate (-0.987332757853192) translate (14.122cm 11.568cm)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0.762cm" draw:transform="rotate (-0.987332757853192) translate (14.098cm 9.312cm)">
            <text:p/>
            <draw:enhanced-geometry svg:viewBox="0 0 21600 21600" draw:mirror-horizontal="fals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3" draw:layer="layout" svg:width="3.048cm" svg:height="0.762cm" svg:x="11.147cm" svg:y="12.784cm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3" draw:layer="layout" svg:width="3.048cm" svg:height="0.762cm" draw:transform="rotate (-0.987332757853192) translate (13.815cm 12.784cm)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2cm" draw:transform="rotate (-0.987332757853192) translate (13.81cm 15.07cm)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2cm" svg:x="10.893cm" svg:y="17.002cm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2cm" draw:transform="rotate (-0.987332757853192) translate (10cm 14.87cm)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048cm" svg:height="0.762cm" draw:transform="rotate (-0.987332757853192) translate (9.976cm 12.614cm)">
            <text:p/>
            <draw:enhanced-geometry svg:viewBox="0 0 21600 21600" draw:mirror-horizontal="fals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" draw:text-style-name="P2" draw:layer="layout" svg:width="3.048cm" svg:height="0.762cm" svg:x="5.813cm" svg:y="9.314cm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3.048cm" svg:height="0.762cm" draw:transform="rotate (-0.987332757853192) translate (8.481cm 9.314cm)">
            <text:p/>
            <draw:enhanced-geometry svg:viewBox="0 0 21600 21600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2cm" draw:transform="rotate (-0.987332757853192) translate (8.476cm 11.6cm)">
            <text:p/>
            <draw:enhanced-geometry svg:viewBox="0 0 21600 21600" draw:mirror-horizont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2cm" svg:x="5.559cm" svg:y="13.532cm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2cm" draw:transform="rotate (-0.987332757853192) translate (4.666cm 11.4cm)">
            <text:p/>
            <draw:enhanced-geometry svg:viewBox="0 0 21600 21600" draw:mirror-horizontal="tru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3.048cm" svg:height="0.762cm" draw:transform="rotate (-0.987332757853192) translate (4.642cm 9.144cm)">
            <text:p/>
            <draw:enhanced-geometry svg:viewBox="0 0 21600 21600" draw:mirror-horizontal="false" draw:mirror-vertical="true" draw:text-areas="0 0 21600 21600" draw:type="chevron" draw:modifiers="18984.394535772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4" draw:layer="layout" svg:width="1.27cm" svg:height="1.27cm" svg:x="7.11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5.4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4.73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0.414cm" svg:y="12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6.7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standard" draw:layer="layout" svg:width="13.19cm" svg:height="1.998cm" svg:x="3.706cm" svg:y="16.7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08cm" svg:height="15.998cm" svg:x="0.874cm" svg:y="4.23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2"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gr9" draw:text-style-name="P6" draw:layer="layout" svg:width="1.27cm" svg:height="7.619cm" svg:x="20.588cm" svg:y="5.451cm">
          <draw:image xlink:href="Pictures/10000201000000A4000004EC5E8755E693BB7F6D.png" xlink:type="simple" xlink:show="embed" xlink:actuate="onLoad">
            <text:p/>
          </draw:image>
        </draw:frame>
        <draw:frame draw:style-name="gr10" draw:text-style-name="P6" draw:layer="layout" svg:width="6.35cm" svg:height="1.27cm" svg:x="3.81cm" svg:y="5.08cm">
          <draw:image xlink:href="Pictures/100002010000040F0000009E9D0888C44D695480.png" xlink:type="simple" xlink:show="embed" xlink:actuate="onLoad">
            <text:p/>
          </draw:image>
        </draw:frame>
        <draw:frame draw:style-name="gr10" draw:text-style-name="P6" draw:layer="layout" svg:width="6.35cm" svg:height="1.27cm" svg:x="20.628cm" svg:y="5.45cm">
          <draw:image xlink:href="Pictures/100002010000040F0000009E9CF76C52FF893B41.png" xlink:type="simple" xlink:show="embed" xlink:actuate="onLoad">
            <text:p/>
          </draw:image>
        </draw:frame>
        <draw:frame draw:style-name="gr11" draw:text-style-name="P7" draw:layer="layout" svg:width="1.649cm" svg:height="3.088cm" svg:x="19.093cm" svg:y="7.182cm">
          <draw:text-box>
            <text:p><text:span text:style-name="T1">r</text:span></text:p>
          </draw:text-box>
        </draw:frame>
        <draw:g>
          <draw:frame draw:style-name="gr12" draw:text-style-name="P6" draw:layer="layout" svg:width="6.35cm" svg:height="1.27cm" draw:transform="rotate (-1.57847577550367) translate (16.024cm 5.361cm)">
            <draw:image xlink:href="Pictures/100002010000040F0000009E9CF76C52FF893B41.png" xlink:type="simple" xlink:show="embed" xlink:actuate="onLoad">
              <text:p/>
            </draw:image>
          </draw:frame>
          <draw:frame draw:style-name="gr12" draw:text-style-name="P6" draw:layer="layout" svg:width="6.35cm" svg:height="1.271cm" draw:transform="rotate (-0.529183829204681) translate (15.939cm 11.691cm)">
            <draw:image xlink:href="Pictures/100002010000040F0000009E9CF76C52FF893B41.png" xlink:type="simple" xlink:show="embed" xlink:actuate="onLoad">
              <text:p/>
            </draw:image>
          </draw:frame>
          <draw:frame draw:style-name="gr10" draw:text-style-name="P6" draw:layer="layout" svg:width="6.35cm" svg:height="1.272cm" draw:transform="rotate (-2.62776772180266) translate (27.535cm 12.881cm)">
            <draw:image xlink:href="Pictures/100002010000040F0000009E9CF76C52FF893B41.png" xlink:type="simple" xlink:show="embed" xlink:actuate="onLoad">
              <text:p/>
            </draw:image>
          </draw:frame>
          <draw:frame draw:style-name="gr12" draw:text-style-name="P6" draw:layer="layout" svg:width="6.35cm" svg:height="1.27cm" draw:transform="rotate (1.56311687808612) translate (26.875cm 11.841cm)">
            <draw:image xlink:href="Pictures/100002010000040F0000009E9CF76C52FF893B41.png" xlink:type="simple" xlink:show="embed" xlink:actuate="onLoad">
              <text:p/>
            </draw:image>
          </draw:frame>
          <draw:frame draw:style-name="gr12" draw:text-style-name="P6" draw:layer="layout" svg:width="6.35cm" svg:height="1.271cm" draw:transform="rotate (2.61240882438511) translate (26.96cm 5.511cm)">
            <draw:image xlink:href="Pictures/100002010000040F0000009E9CF76C52FF893B41.png" xlink:type="simple" xlink:show="embed" xlink:actuate="onLoad">
              <text:p/>
            </draw:image>
          </draw:frame>
          <draw:frame draw:style-name="gr10" draw:text-style-name="P6" draw:layer="layout" svg:width="6.35cm" svg:height="1.272cm" draw:transform="rotate (0.513824931787131) translate (15.364cm 4.321cm)">
            <draw:image xlink:href="Pictures/100002010000040F0000009E9CF76C52FF893B41.png" xlink:type="simple" xlink:show="embed" xlink:actuate="onLoad">
              <text:p/>
            </draw:image>
          </draw:frame>
        </draw:g>
        <draw:frame draw:style-name="gr13" draw:text-style-name="P8" draw:layer="layout" svg:width="2.09cm" svg:height="5.677cm" svg:x="22.256cm" svg:y="7.134cm">
          <draw:text-box>
            <text:p><text:span text:style-name="T2">RNG</text:span></text:p>
          </draw:text-box>
        </draw:frame>
        <draw:frame draw:style-name="gr14" draw:text-style-name="P6" draw:layer="layout" svg:width="2.644cm" svg:height="1.27cm" svg:x="17.934cm" svg:y="5.434cm">
          <draw:image xlink:href="Pictures/100002010000040F0000009E59941EBB6D5674A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standard" draw:layer="layout" svg:width="2.08cm" svg:height="15.998cm" svg:x="0.874cm" svg:y="4.23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2">
              <table:table-cell table:style-name="ce6"/>
            </table:table-row>
          </table:table>
          <draw:image xlink:href="Pictures/TablePreview3.svm" xlink:type="simple" xlink:show="embed" xlink:actuate="onLoad"/>
        </draw:frame>
        <draw:frame draw:style-name="gr15" draw:text-style-name="P9" draw:layer="layout" svg:width="2.432cm" svg:height="5.793cm" svg:x="11.303cm" svg:y="7.782cm">
          <draw:text-box>
            <text:p><text:span text:style-name="T3">r</text:span></text:p>
          </draw:text-box>
        </draw:frame>
        <draw:frame draw:style-name="gr16" draw:text-style-name="P10" draw:layer="layout" svg:width="2.09cm" svg:height="12.484cm" svg:x="15.956cm" svg:y="6.434cm">
          <draw:text-box>
            <text:p><text:span text:style-name="T4">R</text:span><text:span text:style-name="T4">N</text:span><text:span text:style-name="T4">G</text:span></text:p>
          </draw:text-box>
        </draw:frame>
        <draw:g>
          <draw:frame draw:style-name="gr17" draw:text-style-name="P11" draw:layer="layout" svg:width="4.753cm" svg:height="0.95cm" draw:transform="skewX (0.0010471975511966) rotate (-1.57830124257847) translate (7.492cm 10.431cm)">
            <draw:image xlink:href="Pictures/100002010000040F0000009EA3856FB448C57D25.png" xlink:type="simple" xlink:show="embed" xlink:actuate="onLoad">
              <text:p/>
            </draw:image>
          </draw:frame>
          <draw:frame draw:style-name="gr17" draw:text-style-name="P11" draw:layer="layout" svg:width="4.753cm" svg:height="0.952cm" draw:transform="rotate (-0.529183829204681) translate (7.429cm 15.169cm)">
            <draw:image xlink:href="Pictures/100002010000040F0000009E0579DF464A53B061.png" xlink:type="simple" xlink:show="embed" xlink:actuate="onLoad">
              <text:p/>
            </draw:image>
          </draw:frame>
          <draw:frame draw:style-name="gr18" draw:text-style-name="P11" draw:layer="layout" svg:width="4.754cm" svg:height="0.953cm" draw:transform="skewX (-0.00104719755119661) rotate (0.513650398861931) translate (6.998cm 4.933cm)">
            <draw:image xlink:href="Pictures/100002010000040F0000009EA3856FB448C57D25.png" xlink:type="simple" xlink:show="embed" xlink:actuate="onLoad">
              <text:p/>
            </draw:image>
          </draw:frame>
          <draw:frame draw:style-name="gr17" draw:text-style-name="P11" draw:layer="layout" svg:width="4.753cm" svg:height="0.952cm" draw:transform="rotate (-0.529183829204681) translate (11.543cm 17.563cm)">
            <draw:image xlink:href="Pictures/100002010000040F0000009EE934A07BE4176F11.png" xlink:type="simple" xlink:show="embed" xlink:actuate="onLoad">
              <text:p/>
            </draw:image>
          </draw:frame>
          <draw:frame draw:style-name="gr17" draw:text-style-name="P11" draw:layer="layout" svg:width="4.753cm" svg:height="0.951cm" draw:transform="skewX (0.0010471975511966) rotate (-1.57865030842887) translate (7.54cm 5.67cm)">
            <draw:image xlink:href="Pictures/100002010000040F0000009E40C3DE41F6F28D27.png" xlink:type="simple" xlink:show="embed" xlink:actuate="onLoad">
              <text:p/>
            </draw:image>
          </draw:frame>
          <draw:frame draw:style-name="gr18" draw:text-style-name="P11" draw:layer="layout" svg:width="4.754cm" svg:height="0.953cm" draw:transform="rotate (0.513650398861931) translate (11.141cm 2.59cm)">
            <draw:image xlink:href="Pictures/100002010000040F0000009EB451495C8007AAA3.png" xlink:type="simple" xlink:show="embed" xlink:actuate="onLoad">
              <text:p/>
            </draw:image>
          </draw:frame>
          <draw:frame draw:style-name="gr17" draw:text-style-name="P11" draw:layer="layout" svg:width="4.753cm" svg:height="0.95cm" draw:transform="skewX (0.0010471975511966) rotate (1.56329141101132) translate (23.864cm 10.608cm)">
            <draw:image xlink:href="Pictures/100002010000040F0000009EB451495C8007AAA3.png" xlink:type="simple" xlink:show="embed" xlink:actuate="onLoad">
              <text:p/>
            </draw:image>
          </draw:frame>
          <draw:frame draw:style-name="gr17" draw:text-style-name="P11" draw:layer="layout" svg:width="4.753cm" svg:height="0.952cm" draw:transform="rotate (2.61258335731031) translate (23.927cm 5.87cm)">
            <draw:image xlink:href="Pictures/100002010000040F0000009EB451495C8007AAA3.png" xlink:type="simple" xlink:show="embed" xlink:actuate="onLoad">
              <text:p/>
            </draw:image>
          </draw:frame>
          <draw:frame draw:style-name="gr18" draw:text-style-name="P11" draw:layer="layout" svg:width="4.754cm" svg:height="0.953cm" draw:transform="skewX (-0.00209439510239323) rotate (-2.62794225472786) translate (24.358cm 16.106cm)">
            <draw:image xlink:href="Pictures/100002010000040F0000009EB451495C8007AAA3.png" xlink:type="simple" xlink:show="embed" xlink:actuate="onLoad">
              <text:p/>
            </draw:image>
          </draw:frame>
          <draw:frame draw:style-name="gr17" draw:text-style-name="P11" draw:layer="layout" svg:width="4.753cm" svg:height="0.952cm" draw:transform="rotate (2.61258335731031) translate (19.813cm 3.476cm)">
            <draw:image xlink:href="Pictures/100002010000040F0000009EB451495C8007AAA3.png" xlink:type="simple" xlink:show="embed" xlink:actuate="onLoad">
              <text:p/>
            </draw:image>
          </draw:frame>
          <draw:frame draw:style-name="gr17" draw:text-style-name="P11" draw:layer="layout" svg:width="4.753cm" svg:height="0.951cm" draw:transform="skewX (0.00209439510239319) rotate (1.56294234516092) translate (23.816cm 15.369cm)">
            <draw:image xlink:href="Pictures/100002010000040F0000009EB451495C8007AAA3.png" xlink:type="simple" xlink:show="embed" xlink:actuate="onLoad">
              <text:p/>
            </draw:image>
          </draw:frame>
          <draw:frame draw:style-name="gr18" draw:text-style-name="P11" draw:layer="layout" svg:width="4.754cm" svg:height="0.953cm" draw:transform="rotate (-2.62794225472786) translate (20.215cm 18.449cm)">
            <draw:image xlink:href="Pictures/100002010000040F0000009EB451495C8007AAA3.png" xlink:type="simple" xlink:show="embed" xlink:actuate="onLoad">
              <text:p/>
            </draw:image>
          </draw:frame>
        </draw:g>
        <draw:g>
          <draw:frame draw:style-name="gr19" draw:text-style-name="P6" draw:layer="layout" svg:width="1.878cm" svg:height="0.95cm" draw:transform="skewX (0.0010471975511966) rotate (-3.13199334270382) translate (12.445cm 6.602cm)">
            <draw:image xlink:href="Pictures/100002010000040F0000009E22CFA79E9A0207D0.png" xlink:type="simple" xlink:show="embed" xlink:actuate="onLoad">
              <text:p/>
            </draw:image>
          </draw:frame>
          <draw:frame draw:style-name="gr12" draw:text-style-name="P6" draw:layer="layout" svg:width="4.753cm" svg:height="0.951cm" draw:transform="skewX (0.0010471975511966) rotate (-3.13234240855422) translate (17.207cm 6.569cm)">
            <draw:image xlink:href="Pictures/100002010000040F0000009EBEE9A1DD2B7DB494.png" xlink:type="simple" xlink:show="embed" xlink:actuate="onLoad">
              <text:p/>
            </draw:image>
          </draw:frame>
          <draw:frame draw:style-name="gr12" draw:text-style-name="P6" draw:layer="layout" svg:width="4.753cm" svg:height="0.951cm" draw:transform="skewX (0.0010471975511966) rotate (-3.13234240855422) translate (21.992cm 6.522cm)">
            <draw:image xlink:href="Pictures/100002010000040F0000009E4B96EB76AB45179F.png" xlink:type="simple" xlink:show="embed" xlink:actuate="onLoad">
              <text:p/>
            </draw:image>
          </draw:frame>
        </draw:g>
        <draw:line draw:style-name="gr20" draw:text-style-name="P6" draw:layer="layout" svg:x1="7.112cm" svg:y1="6.096cm" svg:x2="10.584cm" svg:y2="6.096cm">
          <text:p/>
        </draw:line>
        <draw:path draw:style-name="gr20" draw:text-style-name="P6" draw:layer="layout" svg:width="7.773cm" svg:height="2.055cm" svg:x="7.212cm" svg:y="4.04cm" svg:viewBox="0 0 7774 2056" svg:d="M0 2056c0 0 3857-1935 5234-2032s2440 34 2540 1588">
          <text:p/>
        </draw:path>
        <draw:line draw:style-name="gr21" draw:text-style-name="P6" draw:layer="layout" svg:x1="10.912cm" svg:y1="6.096cm" svg:x2="23.368cm" svg:y2="6.096cm">
          <text:p/>
        </draw:line>
        <draw:frame draw:style-name="gr22" draw:text-style-name="P11" draw:layer="layout" svg:width="0.974cm" svg:height="7.873cm" svg:x="14.388cm" svg:y="9.505cm">
          <draw:image xlink:href="Pictures/10000201000000A4000004EC5E8755E693BB7F6D.png" xlink:type="simple" xlink:show="embed" xlink:actuate="onLoad">
            <text:p/>
          </draw:image>
        </draw:frame>
        <draw:frame draw:style-name="gr22" draw:text-style-name="P11" draw:layer="layout" svg:width="0.974cm" svg:height="7.873cm" svg:x="14.388cm" svg:y="6.506cm">
          <draw:image xlink:href="Pictures/10000201000000A4000004EC5E8755E693BB7F6D.png" xlink:type="simple" xlink:show="embed" xlink:actuate="onLoad">
            <text:p/>
          </draw:image>
        </draw:frame>
        <draw:line draw:style-name="gr21" draw:text-style-name="P6" draw:layer="layout" svg:x1="14.874cm" svg:y1="5.904cm" svg:x2="14.986cm" svg:y2="19.05cm">
          <text:p/>
        </draw:lin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9" draw:layer="layout" svg:width="2.432cm" svg:height="5.793cm" svg:x="11.403cm" svg:y="5.182cm">
          <draw:text-box>
            <text:p><text:span text:style-name="T3">r</text:span></text:p>
          </draw:text-box>
        </draw:frame>
        <draw:frame draw:style-name="gr16" draw:text-style-name="P10" draw:layer="layout" svg:width="2.09cm" svg:height="12.484cm" svg:x="15.956cm" svg:y="6.434cm">
          <draw:text-box>
            <text:p><text:span text:style-name="T4">RNG</text:span></text:p>
          </draw:text-box>
        </draw:frame>
        <draw:g>
          <draw:frame draw:style-name="gr19" draw:text-style-name="P6" draw:layer="layout" svg:width="1.878cm" svg:height="0.95cm" draw:transform="skewX (0.0010471975511966) rotate (-3.13199334270382) translate (12.445cm 6.602cm)">
            <draw:image xlink:href="Pictures/100002010000040F0000009E1AA0999A88F0C920.png" xlink:type="simple" xlink:show="embed" xlink:actuate="onLoad">
              <text:p/>
            </draw:image>
          </draw:frame>
          <draw:frame draw:style-name="gr12" draw:text-style-name="P6" draw:layer="layout" svg:width="4.753cm" svg:height="0.951cm" draw:transform="skewX (0.0010471975511966) rotate (-3.13234240855422) translate (17.207cm 6.569cm)">
            <draw:image xlink:href="Pictures/100002010000040F0000009E1018711B238AD717.png" xlink:type="simple" xlink:show="embed" xlink:actuate="onLoad">
              <text:p/>
            </draw:image>
          </draw:frame>
          <draw:frame draw:style-name="gr12" draw:text-style-name="P6" draw:layer="layout" svg:width="4.753cm" svg:height="0.951cm" draw:transform="skewX (0.0010471975511966) rotate (-3.13234240855422) translate (21.992cm 6.522cm)">
            <draw:image xlink:href="Pictures/100002010000040F0000009E9CF76C52FF893B41.png" xlink:type="simple" xlink:show="embed" xlink:actuate="onLoad">
              <text:p/>
            </draw:image>
          </draw:frame>
        </draw:g>
        <draw:line draw:style-name="gr20" draw:text-style-name="P6" draw:layer="layout" svg:x1="7.62cm" svg:y1="5.08cm" svg:x2="10.584cm" svg:y2="6.096cm">
          <text:p/>
        </draw:line>
        <draw:path draw:style-name="gr20" draw:text-style-name="P6" draw:layer="layout" svg:width="3.809cm" svg:height="2.285cm" svg:x="11.076cm" svg:y="4.01cm" svg:viewBox="0 0 3810 2286" svg:d="M0 2286c254-2032 762-2276 2032-2286s1726 288 1778 1842">
          <text:p/>
        </draw:path>
        <draw:line draw:style-name="gr21" draw:text-style-name="P6" draw:layer="layout" svg:x1="10.912cm" svg:y1="6.096cm" svg:x2="23.368cm" svg:y2="6.096cm">
          <text:p/>
        </draw:line>
        <draw:frame draw:style-name="gr22" draw:text-style-name="P11" draw:layer="layout" svg:width="0.974cm" svg:height="7.873cm" svg:x="14.388cm" svg:y="9.505cm">
          <draw:image xlink:href="Pictures/10000201000000A4000004EC5E8755E693BB7F6D.png" xlink:type="simple" xlink:show="embed" xlink:actuate="onLoad">
            <text:p/>
          </draw:image>
        </draw:frame>
        <draw:frame draw:style-name="gr22" draw:text-style-name="P11" draw:layer="layout" svg:width="0.974cm" svg:height="7.873cm" svg:x="14.388cm" svg:y="6.506cm">
          <draw:image xlink:href="Pictures/10000201000000A4000004EC5E8755E693BB7F6D.png" xlink:type="simple" xlink:show="embed" xlink:actuate="onLoad">
            <text:p/>
          </draw:image>
        </draw:frame>
        <draw:line draw:style-name="gr21" draw:text-style-name="P6" draw:layer="layout" svg:x1="14.874cm" svg:y1="5.904cm" svg:x2="14.986cm" svg:y2="19.05cm">
          <text:p/>
        </draw:line>
        <draw:polyline draw:style-name="gr23" draw:text-style-name="P6" draw:layer="layout" svg:width="19.898cm" svg:height="17.746cm" draw:transform="rotate (0.485550597904823) translate (2.80743107004976cm 7.33656185520645cm)" svg:viewBox="0 0 19899 17747" draw:points="5534,369 14632,0 19899,8523 15276,17284 5267,17747 0,9224 3215,3444">
          <text:p text:style-name="P1">`</text:p>
        </draw:polyline>
        <draw:g>
          <draw:frame draw:style-name="gr24" draw:text-style-name="P11" draw:layer="layout" svg:width="4.753cm" svg:height="0.95cm" draw:transform="skewX (0.0010471975511966) rotate (-1.57830124257847) translate (7.705cm 10.431cm)">
            <draw:image xlink:href="Pictures/100002010000040F0000009E92F054C9486A7E71.png" xlink:type="simple" xlink:show="embed" xlink:actuate="onLoad">
              <text:p/>
            </draw:image>
          </draw:frame>
          <draw:frame draw:style-name="gr24" draw:text-style-name="P11" draw:layer="layout" svg:width="4.753cm" svg:height="0.952cm" draw:transform="rotate (-0.529183829204681) translate (7.642cm 15.169cm)">
            <draw:image xlink:href="Pictures/100002010000040F0000009E92F054C9486A7E71.png" xlink:type="simple" xlink:show="embed" xlink:actuate="onLoad">
              <text:p/>
            </draw:image>
          </draw:frame>
          <draw:frame draw:style-name="gr25" draw:text-style-name="P11" draw:layer="layout" svg:width="4.754cm" svg:height="0.953cm" draw:transform="skewX (-0.00104719755119661) rotate (0.513650398861931) translate (7.211cm 4.933cm)">
            <draw:image xlink:href="Pictures/100002010000040F0000009E92F054C9486A7E71.png" xlink:type="simple" xlink:show="embed" xlink:actuate="onLoad">
              <text:p/>
            </draw:image>
          </draw:frame>
          <draw:frame draw:style-name="gr24" draw:text-style-name="P11" draw:layer="layout" svg:width="4.753cm" svg:height="0.952cm" draw:transform="rotate (-0.529183829204681) translate (11.756cm 17.563cm)">
            <draw:image xlink:href="Pictures/100002010000040F0000009E92F054C9486A7E71.png" xlink:type="simple" xlink:show="embed" xlink:actuate="onLoad">
              <text:p/>
            </draw:image>
          </draw:frame>
          <draw:frame draw:style-name="gr25" draw:text-style-name="P11" draw:layer="layout" svg:width="4.754cm" svg:height="0.953cm" draw:transform="rotate (0.513650398861931) translate (11.354cm 2.59cm)">
            <draw:image xlink:href="Pictures/100002010000040F0000009E92F054C9486A7E71.png" xlink:type="simple" xlink:show="embed" xlink:actuate="onLoad">
              <text:p/>
            </draw:image>
          </draw:frame>
          <draw:frame draw:style-name="gr24" draw:text-style-name="P11" draw:layer="layout" svg:width="4.753cm" svg:height="0.95cm" draw:transform="skewX (0.0010471975511966) rotate (1.56329141101132) translate (24.077cm 10.608cm)">
            <draw:image xlink:href="Pictures/100002010000040F0000009E92F054C9486A7E71.png" xlink:type="simple" xlink:show="embed" xlink:actuate="onLoad">
              <text:p/>
            </draw:image>
          </draw:frame>
          <draw:frame draw:style-name="gr24" draw:text-style-name="P11" draw:layer="layout" svg:width="4.753cm" svg:height="0.952cm" draw:transform="rotate (2.61258335731031) translate (24.14cm 5.87cm)">
            <draw:image xlink:href="Pictures/100002010000040F0000009E92F054C9486A7E71.png" xlink:type="simple" xlink:show="embed" xlink:actuate="onLoad">
              <text:p/>
            </draw:image>
          </draw:frame>
          <draw:frame draw:style-name="gr25" draw:text-style-name="P11" draw:layer="layout" svg:width="4.754cm" svg:height="0.953cm" draw:transform="skewX (-0.00209439510239323) rotate (-2.62794225472786) translate (24.571cm 16.106cm)">
            <draw:image xlink:href="Pictures/100002010000040F0000009E92F054C9486A7E71.png" xlink:type="simple" xlink:show="embed" xlink:actuate="onLoad">
              <text:p/>
            </draw:image>
          </draw:frame>
          <draw:frame draw:style-name="gr24" draw:text-style-name="P11" draw:layer="layout" svg:width="4.753cm" svg:height="0.952cm" draw:transform="rotate (2.61258335731031) translate (20.026cm 3.476cm)">
            <draw:image xlink:href="Pictures/100002010000040F0000009E5F4E4E9345C598EC.png" xlink:type="simple" xlink:show="embed" xlink:actuate="onLoad">
              <text:p/>
            </draw:image>
          </draw:frame>
          <draw:frame draw:style-name="gr24" draw:text-style-name="P11" draw:layer="layout" svg:width="4.753cm" svg:height="0.951cm" draw:transform="skewX (0.00209439510239319) rotate (1.56294234516092) translate (24.029cm 15.369cm)">
            <draw:image xlink:href="Pictures/100002010000040F0000009E8B5418B430B8090F.png" xlink:type="simple" xlink:show="embed" xlink:actuate="onLoad">
              <text:p/>
            </draw:image>
          </draw:frame>
          <draw:frame draw:style-name="gr25" draw:text-style-name="P11" draw:layer="layout" svg:width="4.754cm" svg:height="0.953cm" draw:transform="rotate (-2.62794225472786) translate (20.428cm 18.449cm)">
            <draw:image xlink:href="Pictures/100002010000040F0000009E434CC53E9E94EE1C.png" xlink:type="simple" xlink:show="embed" xlink:actuate="onLoad">
              <text:p/>
            </draw:image>
          </draw:frame>
        </draw:g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9" draw:layer="layout" svg:width="2.432cm" svg:height="5.793cm" svg:x="11.403cm" svg:y="5.182cm">
          <draw:text-box>
            <text:p><text:span text:style-name="T3">r</text:span></text:p>
          </draw:text-box>
        </draw:frame>
        <draw:frame draw:style-name="gr16" draw:text-style-name="P10" draw:layer="layout" svg:width="2.09cm" svg:height="12.484cm" svg:x="15.956cm" svg:y="6.434cm">
          <draw:text-box>
            <text:p><text:span text:style-name="T4">RNG</text:span></text:p>
          </draw:text-box>
        </draw:frame>
        <draw:g>
          <draw:frame draw:style-name="gr26" draw:text-style-name="P12" draw:layer="layout" svg:width="1.878cm" svg:height="0.95cm" draw:transform="skewX (0.0010471975511966) rotate (-3.13199334270382) translate (12.445cm 6.602cm)">
            <draw:image xlink:href="Pictures/100002010000040F0000009E1AA0999A88F0C920.png" xlink:type="simple" xlink:show="embed" xlink:actuate="onLoad">
              <text:p/>
            </draw:image>
          </draw:frame>
          <draw:frame draw:style-name="gr27" draw:text-style-name="P12" draw:layer="layout" svg:width="4.753cm" svg:height="0.951cm" draw:transform="skewX (0.0010471975511966) rotate (-3.13234240855422) translate (17.207cm 6.569cm)">
            <draw:image xlink:href="Pictures/100002010000040F0000009E1018711B238AD717.png" xlink:type="simple" xlink:show="embed" xlink:actuate="onLoad">
              <text:p/>
            </draw:image>
          </draw:frame>
          <draw:frame draw:style-name="gr27" draw:text-style-name="P12" draw:layer="layout" svg:width="4.753cm" svg:height="0.951cm" draw:transform="skewX (0.0010471975511966) rotate (-3.13234240855422) translate (21.94cm 6.522cm)">
            <draw:image xlink:href="Pictures/100002010000040F0000009E9CF76C52FF893B41.png" xlink:type="simple" xlink:show="embed" xlink:actuate="onLoad">
              <text:p/>
            </draw:image>
          </draw:frame>
          <draw:frame draw:style-name="gr28" draw:text-style-name="P13" draw:layer="layout" svg:width="0.941cm" svg:height="0.953cm" draw:transform="skewX (-0.0010471975511966) rotate (0.0178023583703422) translate (10.494cm 5.695cm)">
            <draw:image xlink:href="Pictures/100002010000040F0000009E92F054C9486A7E71.png" xlink:type="simple" xlink:show="embed" xlink:actuate="onLoad">
              <text:p/>
            </draw:image>
          </draw:frame>
          <draw:frame draw:style-name="gr29" draw:text-style-name="P13" draw:layer="layout" svg:width="0.912cm" svg:height="0.953cm" draw:transform="rotate (0.0178023583703422) translate (14.369cm 5.623cm)">
            <draw:image xlink:href="Pictures/100002010000040F0000009E92F054C9486A7E71.png" xlink:type="simple" xlink:show="embed" xlink:actuate="onLoad">
              <text:p/>
            </draw:image>
          </draw:frame>
        </draw:g>
        <draw:path draw:style-name="gr30" draw:text-style-name="P6" draw:layer="layout" svg:width="3.809cm" svg:height="2.285cm" svg:x="11.076cm" svg:y="4.01cm" svg:viewBox="0 0 3810 2286" svg:d="M0 2286c254-2032 762-2276 2032-2286s1726 288 1778 1842">
          <text:p/>
        </draw:path>
        <draw:line draw:style-name="gr31" draw:text-style-name="P6" draw:layer="layout" svg:x1="10.912cm" svg:y1="6.096cm" svg:x2="23.368cm" svg:y2="6.096cm">
          <text:p/>
        </draw:line>
        <draw:frame draw:style-name="gr22" draw:text-style-name="P11" draw:layer="layout" svg:width="0.974cm" svg:height="7.873cm" svg:x="14.388cm" svg:y="9.505cm">
          <draw:image xlink:href="Pictures/10000201000000A4000004EC5E8755E693BB7F6D.png" xlink:type="simple" xlink:show="embed" xlink:actuate="onLoad">
            <text:p/>
          </draw:image>
        </draw:frame>
        <draw:frame draw:style-name="gr22" draw:text-style-name="P11" draw:layer="layout" svg:width="0.974cm" svg:height="7.873cm" svg:x="14.388cm" svg:y="5.606cm">
          <draw:image xlink:href="Pictures/10000201000000A4000004EC5E8755E693BB7F6D.png" xlink:type="simple" xlink:show="embed" xlink:actuate="onLoad">
            <text:p/>
          </draw:image>
        </draw:frame>
        <draw:line draw:style-name="gr32" draw:text-style-name="P14" draw:layer="layout" svg:x1="14.874cm" svg:y1="5.904cm" svg:x2="14.986cm" svg:y2="19.05cm">
          <text:p/>
        </draw:line>
        <draw:g>
          <draw:frame draw:style-name="gr33" draw:text-style-name="P15" draw:layer="layout" svg:width="4.753cm" svg:height="0.95cm" draw:transform="skewX (0.0010471975511966) rotate (-1.57830124257847) translate (7.788cm 10.474cm)">
            <draw:image xlink:href="Pictures/100002010000040F0000009E92F054C9486A7E71.png" xlink:type="simple" xlink:show="embed" xlink:actuate="onLoad">
              <text:p/>
            </draw:image>
          </draw:frame>
          <draw:frame draw:style-name="gr33" draw:text-style-name="P15" draw:layer="layout" svg:width="4.753cm" svg:height="0.952cm" draw:transform="rotate (-0.529183829204681) translate (7.725cm 15.212cm)">
            <draw:image xlink:href="Pictures/100002010000040F0000009E92F054C9486A7E71.png" xlink:type="simple" xlink:show="embed" xlink:actuate="onLoad">
              <text:p/>
            </draw:image>
          </draw:frame>
          <draw:frame draw:style-name="gr34" draw:text-style-name="P15" draw:layer="layout" svg:width="4.754cm" svg:height="0.953cm" draw:transform="skewX (-0.00104719755119661) rotate (0.513650398861931) translate (7.294cm 4.976cm)">
            <draw:image xlink:href="Pictures/100002010000040F0000009E92F054C9486A7E71.png" xlink:type="simple" xlink:show="embed" xlink:actuate="onLoad">
              <text:p/>
            </draw:image>
          </draw:frame>
          <draw:frame draw:style-name="gr33" draw:text-style-name="P15" draw:layer="layout" svg:width="4.753cm" svg:height="0.952cm" draw:transform="rotate (-0.529183829204681) translate (11.839cm 17.606cm)">
            <draw:image xlink:href="Pictures/100002010000040F0000009E92F054C9486A7E71.png" xlink:type="simple" xlink:show="embed" xlink:actuate="onLoad">
              <text:p/>
            </draw:image>
          </draw:frame>
          <draw:frame draw:style-name="gr34" draw:text-style-name="P15" draw:layer="layout" svg:width="4.754cm" svg:height="0.953cm" draw:transform="rotate (0.513650398861931) translate (11.437cm 2.633cm)">
            <draw:image xlink:href="Pictures/100002010000040F0000009E92F054C9486A7E71.png" xlink:type="simple" xlink:show="embed" xlink:actuate="onLoad">
              <text:p/>
            </draw:image>
          </draw:frame>
          <draw:frame draw:style-name="gr33" draw:text-style-name="P15" draw:layer="layout" svg:width="4.753cm" svg:height="0.95cm" draw:transform="skewX (0.0010471975511966) rotate (1.56329141101132) translate (24.16cm 10.651cm)">
            <draw:image xlink:href="Pictures/100002010000040F0000009E92F054C9486A7E71.png" xlink:type="simple" xlink:show="embed" xlink:actuate="onLoad">
              <text:p/>
            </draw:image>
          </draw:frame>
          <draw:frame draw:style-name="gr33" draw:text-style-name="P15" draw:layer="layout" svg:width="4.753cm" svg:height="0.952cm" draw:transform="rotate (2.61258335731031) translate (24.223cm 5.913cm)">
            <draw:image xlink:href="Pictures/100002010000040F0000009E92F054C9486A7E71.png" xlink:type="simple" xlink:show="embed" xlink:actuate="onLoad">
              <text:p/>
            </draw:image>
          </draw:frame>
          <draw:frame draw:style-name="gr34" draw:text-style-name="P15" draw:layer="layout" svg:width="4.754cm" svg:height="0.953cm" draw:transform="skewX (-0.00209439510239323) rotate (-2.62794225472786) translate (24.654cm 16.149cm)">
            <draw:image xlink:href="Pictures/100002010000040F0000009E92F054C9486A7E71.png" xlink:type="simple" xlink:show="embed" xlink:actuate="onLoad">
              <text:p/>
            </draw:image>
          </draw:frame>
          <draw:frame draw:style-name="gr33" draw:text-style-name="P15" draw:layer="layout" svg:width="4.753cm" svg:height="0.952cm" draw:transform="rotate (2.61258335731031) translate (20.109cm 3.519cm)">
            <draw:image xlink:href="Pictures/100002010000040F0000009E5F4E4E9345C598EC.png" xlink:type="simple" xlink:show="embed" xlink:actuate="onLoad">
              <text:p/>
            </draw:image>
          </draw:frame>
          <draw:frame draw:style-name="gr33" draw:text-style-name="P15" draw:layer="layout" svg:width="4.753cm" svg:height="0.951cm" draw:transform="skewX (0.00209439510239319) rotate (1.56294234516092) translate (24.112cm 15.412cm)">
            <draw:image xlink:href="Pictures/100002010000040F0000009E8B5418B430B8090F.png" xlink:type="simple" xlink:show="embed" xlink:actuate="onLoad">
              <text:p/>
            </draw:image>
          </draw:frame>
          <draw:frame draw:style-name="gr34" draw:text-style-name="P15" draw:layer="layout" svg:width="4.754cm" svg:height="0.953cm" draw:transform="rotate (-2.62794225472786) translate (20.511cm 18.492cm)">
            <draw:image xlink:href="Pictures/100002010000040F0000009E434CC53E9E94EE1C.png" xlink:type="simple" xlink:show="embed" xlink:actuate="onLoad">
              <text:p/>
            </draw:image>
          </draw:frame>
          <draw:frame draw:style-name="gr28" draw:text-style-name="P13" draw:layer="layout" svg:width="0.941cm" svg:height="0.953cm" draw:transform="skewX (-0.00104719755119662) rotate (0.513650398861931) translate (9.749cm 3.591cm)">
            <draw:image xlink:href="Pictures/100002010000040F0000009E92F054C9486A7E71.png" xlink:type="simple" xlink:show="embed" xlink:actuate="onLoad">
              <text:p/>
            </draw:image>
          </draw:frame>
          <draw:frame draw:style-name="gr29" draw:text-style-name="P13" draw:layer="layout" svg:width="0.912cm" svg:height="0.953cm" draw:transform="rotate (0.513650398861931) translate (13.123cm 1.684cm)">
            <draw:image xlink:href="Pictures/100002010000040F0000009E92F054C9486A7E71.png" xlink:type="simple" xlink:show="embed" xlink:actuate="onLoad">
              <text:p/>
            </draw:image>
          </draw:frame>
          <draw:frame draw:style-name="gr35" draw:text-style-name="P13" draw:layer="layout" svg:width="0.912cm" svg:height="0.953cm" draw:transform="rotate (2.62794225472786) translate (22.398cm 4.839cm)">
            <draw:image xlink:href="Pictures/100002010000040F0000009E92F054C9486A7E71.png" xlink:type="simple" xlink:show="embed" xlink:actuate="onLoad">
              <text:p/>
            </draw:image>
          </draw:frame>
          <draw:frame draw:style-name="gr35" draw:text-style-name="P13" draw:layer="layout" svg:width="0.912cm" svg:height="0.953cm" draw:transform="rotate (2.62794225472786) translate (9.791cm 17.526cm)">
            <draw:image xlink:href="Pictures/100002010000040F0000009E92F054C9486A7E71.png" xlink:type="simple" xlink:show="embed" xlink:actuate="onLoad">
              <text:p/>
            </draw:image>
          </draw:frame>
          <draw:frame draw:style-name="gr29" draw:text-style-name="P13" draw:layer="layout" svg:width="0.912cm" svg:height="0.953cm" draw:transform="rotate (0.513650398861931) translate (17.539cm 19.064cm)">
            <draw:image xlink:href="Pictures/100002010000040F0000009E92F054C9486A7E71.png" xlink:type="simple" xlink:show="embed" xlink:actuate="onLoad">
              <text:p/>
            </draw:image>
          </draw:frame>
          <draw:frame draw:style-name="gr35" draw:text-style-name="P13" draw:layer="layout" svg:width="0.912cm" svg:height="0.953cm" draw:transform="rotate (1.58057017060606) translate (24.147cm 13.208cm)">
            <draw:image xlink:href="Pictures/100002010000040F0000009E92F054C9486A7E71.png" xlink:type="simple" xlink:show="embed" xlink:actuate="onLoad">
              <text:p/>
            </draw:image>
          </draw:frame>
        </draw:g>
        <draw:polyline draw:style-name="gr36" draw:text-style-name="P6" draw:layer="layout" svg:width="19.898cm" svg:height="17.746cm" draw:transform="rotate (0.485550597904823) translate (2.98043107004976cm 7.33656185520645cm)" svg:viewBox="0 0 19899 17747" draw:points="5534,369 14632,0 19899,8523 15276,17284 5267,17747 0,9224 3215,3444">
          <text:p text:style-name="P1"/>
        </draw:polyline>
        <draw:line draw:style-name="gr37" draw:text-style-name="P6" draw:layer="layout" svg:x1="7.614cm" svg:y1="4.993cm" svg:x2="10.578cm" svg:y2="6.009cm">
          <text:p/>
        </draw:lin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6:29:12.130030967</meta:creation-date>
    <dc:date>2018-03-13T08:03:06.471423455</dc:date>
    <meta:editing-duration>PT1H10M4S</meta:editing-duration>
    <meta:editing-cycles>13</meta:editing-cycles>
    <meta:generator>LibreOffice/5.1.6.2$Linux_X86_64 LibreOffice_project/10m0$Build-2</meta:generator>
    <meta:document-statistic meta:object-count="180"/>
  </office:meta>
</office:document-meta>
</file>